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ed11"/>
    </style:style>
    <style:style style:name="P2" style:family="paragraph" style:parent-style-name="Standard">
      <style:text-properties style:font-name="Comic Sans MS" officeooo:paragraph-rsid="000bed11"/>
    </style:style>
    <style:style style:name="T1" style:family="text">
      <style:text-properties officeooo:rsid="000bed11"/>
    </style:style>
    <style:style style:name="T2" style:family="text">
      <style:text-properties fo:font-style="italic" officeooo:rsid="000bed11" style:font-style-asian="italic" style:font-style-complex="italic"/>
    </style:style>
    <style:style style:name="T3" style:family="text">
      <style:text-properties style:font-name="Comic Sans MS" officeooo:rsid="000be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Incipit de l' « Histoire abrégée de la mort de Jean Calas », </text:span><text:span text:style-name="T2">Traité sur la tolérance</text:span><text:span text:style-name="T1">, 1763</text:span></text:h>
      <text:p text:style-name="P1"><text:span text:style-name="T1"/></text:p>
      <text:p text:style-name="P2"><text:span text:style-name="T1">Le meurtre de Calas, commis dans Toulouse avec le glaive de la justice, le 9 mars 1762, est un des plus singuliers événements qui méritent l’attention de notre âge et de la postérité. On oublie bientôt cette foule de morts qui a péri dans des batailles sans nombre, non-seulement parce que c’est la fatalité inévitable de la guerre, mais parce que ceux qui meurent par le sort des armes pouvaient aussi donner la mort à leurs ennemis, et n’ont point péri sans se défendre. Là où le danger et l’avantage sont égaux, l’étonnement cesse, et la pitié même s’affaiblit ; mais si un père de famille innocent est livré aux mains de l’erreur, ou de la passion, ou du fanatisme ; si l’accusé n’a de défense que sa vertu : si les arbitres de sa vie n’ont à risquer en l’égorgeant que de se tromper ; s’ils peuvent tuer impunément par un arrêt, alors le cri public s’élève, chacun craint pour soi-même, on voit que personne n’est en sûreté de sa vie devant un tribunal érigé pour veiller sur la vie des citoyens, et toutes les voix se réunissent pour demander vengeance.</text:span></text:p>
      <text:p text:style-name="P2"><text:span text:style-name="T1"/></text:p>
      <text:p text:style-name="P1"><text:span text:style-name="T3">Il s’agissait, dans cette étrange affaire, de religion, de suicide, de parricide ; il s’agissait de savoir si un père et une mère avaient étranglé leur fils pour plaire à Dieu, si un frère avait étranglé son frère, si un ami avait étranglé son ami, et si les juges avaient à se reprocher d’avoir fait mourir sur la roue un père innocent, ou d’avoir épargné une mère, un frère, un ami coupables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3T19:11:00</meta:creation-date>
    <dc:date>2013-03-23T21:18:11</dc:date>
    <meta:editing-duration>PT2H1M20S</meta:editing-duration>
    <meta:editing-cycles>2</meta:editing-cycles>
    <meta:generator>LibreOffice/4.0.0.3$Linux_X86_64 LibreOffice_project/7545bee9c2a0782548772a21bc84a9dcc583b89</meta:generator>
    <meta:document-statistic meta:table-count="0" meta:image-count="0" meta:object-count="0" meta:page-count="1" meta:paragraph-count="3" meta:word-count="282" meta:character-count="1544" meta:non-whitespace-character-count="1264"/>
  </office:meta>
</office:document-meta>
</file>